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isleDeployInfo.setProvinceArea( String province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256.test_for_iss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isleDeployInf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isleDeployInf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isleDeployInfo.getProvinc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